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style:font-name="Liberation Serif" fo:font-size="12pt" fo:letter-spacing="normal" fo:font-style="normal" fo:font-weight="bold" officeooo:rsid="00049af4" officeooo:paragraph-rsid="00049af4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4pt" fo:font-weight="bold" officeooo:rsid="00049af4" officeooo:paragraph-rsid="00049af4" style:font-size-asian="14pt" style:font-weight-asian="bold" style:font-size-complex="14pt" style:font-weight-complex="bold"/>
    </style:style>
    <style:style style:name="P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becab" style:font-size-asian="12pt" style:font-weight-asian="bold" style:font-size-complex="12pt" style:font-weight-complex="bold"/>
    </style:style>
    <style:style style:name="P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212a6b" style:font-size-asian="12pt" style:font-weight-asian="bold" style:font-size-complex="12pt" style:font-weight-complex="bold"/>
    </style:style>
    <style:style style:name="P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14144" style:font-size-asian="12pt" style:font-weight-asian="bold" style:font-size-complex="12pt" style:font-weight-complex="bold"/>
    </style:style>
    <style:style style:name="P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84a25" style:font-size-asian="12pt" style:font-weight-asian="bold" style:font-size-complex="12pt" style:font-weight-complex="bold"/>
    </style:style>
    <style:style style:name="P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b1d9e" style:font-size-asian="12pt" style:font-weight-asian="bold" style:font-size-complex="12pt" style:font-weight-complex="bold"/>
    </style:style>
    <style:style style:name="P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18588" style:font-size-asian="12pt" style:font-weight-asian="bold" style:font-size-complex="12pt" style:font-weight-complex="bold"/>
    </style:style>
    <style:style style:name="P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c2d68" style:font-size-asian="12pt" style:font-weight-asian="bold" style:font-size-complex="12pt" style:font-weight-complex="bold"/>
    </style:style>
    <style:style style:name="P1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b999a" style:font-size-asian="12pt" style:font-weight-asian="bold" style:font-size-complex="12pt" style:font-weight-complex="bold"/>
    </style:style>
    <style:style style:name="P1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d4bcb" style:font-size-asian="12pt" style:font-weight-asian="bold" style:font-size-complex="12pt" style:font-weight-complex="bold"/>
    </style:style>
    <style:style style:name="P1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14fe9" style:font-size-asian="12pt" style:font-weight-asian="bold" style:font-size-complex="12pt" style:font-weight-complex="bold"/>
    </style:style>
    <style:style style:name="P1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daeec" style:font-size-asian="12pt" style:font-weight-asian="bold" style:font-size-complex="12pt" style:font-weight-complex="bold"/>
    </style:style>
    <style:style style:name="P1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7b51b7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size-complex="10.5pt"/>
    </style:style>
    <style:style style:name="P16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17" style:family="paragraph" style:parent-style-name="Text_20_body" style:list-style-name="List_20_1">
      <style:text-properties officeooo:paragraph-rsid="001e0874"/>
    </style:style>
    <style:style style:name="P18" style:family="paragraph" style:parent-style-name="Text_20_body" style:list-style-name="List_20_1">
      <style:text-properties officeooo:paragraph-rsid="007d8a72"/>
    </style:style>
    <style:style style:name="P19" style:family="paragraph" style:parent-style-name="Text_20_body" style:list-style-name="List_20_1">
      <style:text-properties officeooo:paragraph-rsid="0092e182"/>
    </style:style>
    <style:style style:name="P2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088bfe" officeooo:paragraph-rsid="000b5f7e" style:font-size-asian="9.14999961853027pt" style:font-weight-asian="normal" style:font-size-complex="10.5pt" style:font-weight-complex="normal"/>
    </style:style>
    <style:style style:name="P21" style:family="paragraph" style:parent-style-name="Text_20_body" style:list-style-name="Numbering_20_123">
      <style:text-properties fo:font-variant="normal" fo:text-transform="none" fo:color="#000000" style:font-name="Liberation Serif" fo:font-size="10.5pt" fo:letter-spacing="normal" fo:font-style="normal" fo:font-weight="normal" officeooo:rsid="000e4396" officeooo:paragraph-rsid="000e4396" style:font-size-asian="9.14999961853027pt" style:font-weight-asian="normal" style:font-size-complex="10.5pt" style:font-weight-complex="normal"/>
    </style:style>
    <style:style style:name="P2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14144" officeooo:paragraph-rsid="00114144" style:font-size-asian="9.14999961853027pt" style:font-weight-asian="normal" style:font-size-complex="10.5pt" style:font-weight-complex="normal"/>
    </style:style>
    <style:style style:name="P2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8a57c" officeooo:paragraph-rsid="0018a57c" style:font-size-asian="9.14999961853027pt" style:font-weight-asian="normal" style:font-size-complex="10.5pt" style:font-weight-complex="normal"/>
    </style:style>
    <style:style style:name="P2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9552b" officeooo:paragraph-rsid="0019552b" style:font-size-asian="9.14999961853027pt" style:font-weight-asian="normal" style:font-size-complex="10.5pt" style:font-weight-complex="normal"/>
    </style:style>
    <style:style style:name="P2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paragraph-rsid="001e0874" style:font-size-asian="9.14999961853027pt" style:font-weight-asian="normal" style:font-size-complex="10.5pt" style:font-weight-complex="normal"/>
    </style:style>
    <style:style style:name="P26" style:family="paragraph" style:parent-style-name="Text_20_body" style:list-style-name="L1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2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54f043" style:font-size-asian="9.14999961853027pt" style:font-weight-asian="normal" style:font-size-complex="10.5pt" style:font-weight-complex="normal"/>
    </style:style>
    <style:style style:name="P2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84a25" style:font-size-asian="9.14999961853027pt" style:font-weight-asian="normal" style:font-size-complex="10.5pt" style:font-weight-complex="normal"/>
    </style:style>
    <style:style style:name="P2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a3d07" style:font-size-asian="9.14999961853027pt" style:font-weight-asian="normal" style:font-size-complex="10.5pt" style:font-weight-complex="normal"/>
    </style:style>
    <style:style style:name="P3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c44af" style:font-size-asian="9.14999961853027pt" style:font-weight-asian="normal" style:font-size-complex="10.5pt" style:font-weight-complex="normal"/>
    </style:style>
    <style:style style:name="P3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418588" style:font-size-asian="9.14999961853027pt" style:font-weight-asian="normal" style:font-size-complex="10.5pt" style:font-weight-complex="normal"/>
    </style:style>
    <style:style style:name="P3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99e4e" officeooo:paragraph-rsid="00599e4e" style:font-size-asian="9.14999961853027pt" style:font-weight-asian="normal" style:font-size-complex="10.5pt" style:font-weight-complex="normal" loext:padding="0cm" loext:border="none"/>
    </style:style>
    <style:style style:name="P3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8631e" officeooo:paragraph-rsid="0048631e" style:font-size-asian="9.14999961853027pt" style:font-weight-asian="normal" style:font-size-complex="10.5pt" style:font-weight-complex="normal"/>
    </style:style>
    <style:style style:name="P3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a1655" officeooo:paragraph-rsid="004a1655" style:font-size-asian="9.14999961853027pt" style:font-weight-asian="normal" style:font-size-complex="10.5pt" style:font-weight-complex="normal"/>
    </style:style>
    <style:style style:name="P3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99a" officeooo:paragraph-rsid="005b999a" style:font-size-asian="9.14999961853027pt" style:font-weight-asian="normal" style:font-size-complex="10.5pt" style:font-weight-complex="normal"/>
    </style:style>
    <style:style style:name="P3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eda" officeooo:paragraph-rsid="005b9eda" style:font-size-asian="9.14999961853027pt" style:font-weight-asian="normal" style:font-size-complex="10.5pt" style:font-weight-complex="normal"/>
    </style:style>
    <style:style style:name="P3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d4bcb" style:font-size-asian="9.14999961853027pt" style:font-weight-asian="normal" style:font-size-complex="10.5pt" style:font-weight-complex="normal"/>
    </style:style>
    <style:style style:name="P3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f835b" style:font-size-asian="9.14999961853027pt" style:font-weight-asian="normal" style:font-size-complex="10.5pt" style:font-weight-complex="normal"/>
    </style:style>
    <style:style style:name="P3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f835b" officeooo:paragraph-rsid="005f835b" style:font-size-asian="9.14999961853027pt" style:font-weight-asian="normal" style:font-size-complex="10.5pt" style:font-weight-complex="normal"/>
    </style:style>
    <style:style style:name="P4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0f5a8" officeooo:paragraph-rsid="0060f5a8" style:font-size-asian="9.14999961853027pt" style:font-weight-asian="normal" style:font-size-complex="10.5pt" style:font-weight-complex="normal"/>
    </style:style>
    <style:style style:name="P4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31e55" officeooo:paragraph-rsid="00631e55" style:font-size-asian="9.14999961853027pt" style:font-weight-asian="normal" style:font-size-complex="10.5pt" style:font-weight-complex="normal"/>
    </style:style>
    <style:style style:name="P4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2e92a" officeooo:paragraph-rsid="0072e92a" style:font-size-asian="9.14999961853027pt" style:font-weight-asian="normal" style:font-size-complex="10.5pt" style:font-weight-complex="normal"/>
    </style:style>
    <style:style style:name="P4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44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4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d8a72" officeooo:paragraph-rsid="007d8a72" style:font-size-asian="9.14999961853027pt" style:font-weight-asian="normal" style:font-size-complex="10.5pt" style:font-weight-complex="normal"/>
    </style:style>
    <style:style style:name="P4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e1141" officeooo:paragraph-rsid="007e1141" style:font-size-asian="9.14999961853027pt" style:font-weight-asian="normal" style:font-size-complex="10.5pt" style:font-weight-complex="normal"/>
    </style:style>
    <style:style style:name="P4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2e182" officeooo:paragraph-rsid="0092e182" style:font-size-asian="9.14999961853027pt" style:font-weight-asian="normal" style:font-size-complex="10.5pt" style:font-weight-complex="normal"/>
    </style:style>
    <style:style style:name="P4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924a5" officeooo:paragraph-rsid="009924a5" style:font-size-asian="9.14999961853027pt" style:font-weight-asian="normal" style:font-size-complex="10.5pt" style:font-weight-complex="normal"/>
    </style:style>
    <style:style style:name="P4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e886a" officeooo:paragraph-rsid="009e886a" style:font-size-asian="9.14999961853027pt" style:font-weight-asian="normal" style:font-size-complex="10.5pt" style:font-weight-complex="normal"/>
    </style:style>
    <style:style style:name="P50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9e886a" officeooo:paragraph-rsid="009e886a" style:font-size-asian="9.14999961853027pt" style:font-weight-asian="normal" style:font-size-complex="10.5pt" style:font-weight-complex="normal"/>
    </style:style>
    <style:style style:name="P5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adb7d5" officeooo:paragraph-rsid="00adb7d5" style:font-size-asian="9.14999961853027pt" style:font-weight-asian="normal" style:font-size-complex="10.5pt" style:font-weight-complex="normal"/>
    </style:style>
    <style:style style:name="P5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b7f7cf" officeooo:paragraph-rsid="00b7f7cf" style:font-size-asian="9.14999961853027pt" style:font-weight-asian="normal" style:font-size-complex="10.5pt" style:font-weight-complex="normal"/>
    </style:style>
    <style:style style:name="P5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07c885c" officeooo:paragraph-rsid="007c885c" style:font-size-asian="9.14999961853027pt" style:font-weight-asian="bold" style:font-size-complex="10.5pt" style:font-weight-complex="bold"/>
    </style:style>
    <style:style style:name="P5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4f043" style:font-size-asian="12pt" style:font-weight-asian="bold" style:font-size-complex="12pt" style:font-weight-complex="bold"/>
    </style:style>
    <style:style style:name="P5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b7f7cf" style:font-size-asian="12pt" style:font-weight-asian="bold" style:font-size-complex="12pt" style:font-weight-complex="bold"/>
    </style:style>
    <style:style style:name="P56" style:family="paragraph" style:parent-style-name="Text_20_body" style:list-style-name="List_20_1">
      <style:text-properties fo:font-variant="normal" fo:text-transform="none" fo:color="#000000" style:font-name="Liberation Serif" fo:font-size="12pt" fo:letter-spacing="normal" fo:font-style="normal" fo:font-weight="bold" officeooo:rsid="00913a62" officeooo:paragraph-rsid="00913a62" style:font-size-asian="12pt" style:font-weight-asian="bold" style:font-size-complex="12pt" style:font-weight-complex="bold"/>
    </style:style>
    <style:style style:name="P57" style:family="paragraph" style:parent-style-name="Text_20_body" style:list-style-name="List_20_1">
      <style:text-properties officeooo:rsid="002c95d6" officeooo:paragraph-rsid="002c95d6"/>
    </style:style>
    <style:style style:name="P58" style:family="paragraph" style:parent-style-name="Text_20_body" style:list-style-name="List_20_1">
      <style:text-properties officeooo:rsid="00248fac" officeooo:paragraph-rsid="0026962c"/>
    </style:style>
    <style:style style:name="P59" style:family="paragraph" style:parent-style-name="Text_20_body" style:list-style-name="List_20_1">
      <style:text-properties officeooo:rsid="000e4396" officeooo:paragraph-rsid="000e4396"/>
    </style:style>
    <style:style style:name="P60" style:family="paragraph" style:parent-style-name="Text_20_body" style:list-style-name="List_20_1">
      <style:text-properties officeooo:rsid="0054f043" officeooo:paragraph-rsid="0054f043"/>
    </style:style>
    <style:style style:name="P61" style:family="paragraph" style:parent-style-name="Text_20_body" style:list-style-name="List_20_1">
      <style:text-properties officeooo:rsid="00644a75" officeooo:paragraph-rsid="00644a75"/>
    </style:style>
    <style:style style:name="P62" style:family="paragraph" style:parent-style-name="Text_20_body" style:list-style-name="List_20_1">
      <style:text-properties officeooo:rsid="00675976" officeooo:paragraph-rsid="00675976"/>
    </style:style>
    <style:style style:name="P63" style:family="paragraph" style:parent-style-name="Text_20_body" style:list-style-name="List_20_1">
      <style:text-properties officeooo:rsid="0072e92a" officeooo:paragraph-rsid="0072e92a"/>
    </style:style>
    <style:style style:name="P64" style:family="paragraph" style:parent-style-name="Text_20_body" style:list-style-name="List_20_1">
      <style:text-properties officeooo:rsid="007c885c" officeooo:paragraph-rsid="007c885c"/>
    </style:style>
    <style:style style:name="P65" style:family="paragraph" style:parent-style-name="Text_20_body" style:list-style-name="List_20_1">
      <style:text-properties officeooo:rsid="007d8a72" officeooo:paragraph-rsid="007d8a72"/>
    </style:style>
    <style:style style:name="P66" style:family="paragraph" style:parent-style-name="Text_20_body" style:list-style-name="List_20_1">
      <style:text-properties officeooo:rsid="007e1141" officeooo:paragraph-rsid="007e1141"/>
    </style:style>
    <style:style style:name="P67" style:family="paragraph" style:parent-style-name="Text_20_body" style:list-style-name="List_20_1">
      <style:text-properties officeooo:rsid="008236d9" officeooo:paragraph-rsid="008236d9"/>
    </style:style>
    <style:style style:name="P68" style:family="paragraph" style:parent-style-name="Text_20_body" style:list-style-name="List_20_1">
      <style:text-properties officeooo:rsid="009924a5" officeooo:paragraph-rsid="009924a5"/>
    </style:style>
    <style:style style:name="P69" style:family="paragraph" style:parent-style-name="Text_20_body" style:list-style-name="List_20_1">
      <style:text-properties officeooo:rsid="0099405f" officeooo:paragraph-rsid="0099405f"/>
    </style:style>
    <style:style style:name="P70" style:family="paragraph" style:parent-style-name="Text_20_body" style:list-style-name="List_20_1">
      <style:text-properties officeooo:rsid="009ce3b1" officeooo:paragraph-rsid="009ce3b1"/>
    </style:style>
    <style:style style:name="P71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1" style:family="text">
      <style:text-properties officeooo:rsid="00088bfe"/>
    </style:style>
    <style:style style:name="T2" style:family="text"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3" style:family="text">
      <style:text-properties fo:font-variant="normal" fo:text-transform="none" fo:color="#000000" style:font-name="Liberation Serif" fo:font-size="10.5pt" fo:letter-spacing="normal" fo:font-style="normal" fo:font-weight="normal" officeooo:rsid="00088bfe" style:font-size-asian="9.14999961853027pt" style:font-weight-asian="normal" style:font-size-complex="10.5pt" style:font-weight-complex="normal"/>
    </style:style>
    <style:style style:name="T4" style:family="text">
      <style:text-properties fo:font-variant="normal" fo:text-transform="none" fo:color="#000000" style:font-name="Liberation Serif" fo:font-size="10.5pt" fo:letter-spacing="normal" fo:font-style="normal" fo:font-weight="normal" officeooo:rsid="001c7e81" style:font-size-asian="9.14999961853027pt" style:font-weight-asian="normal" style:font-size-complex="10.5pt" style:font-weight-complex="normal"/>
    </style:style>
    <style:style style:name="T5" style:family="text">
      <style:text-properties fo:font-variant="normal" fo:text-transform="none" fo:color="#000000" style:font-name="Liberation Serif" fo:font-size="10.5pt" fo:letter-spacing="normal" fo:font-style="normal" fo:font-weight="normal" officeooo:rsid="0026962c" style:font-size-asian="9.14999961853027pt" style:font-weight-asian="normal" style:font-size-complex="10.5pt" style:font-weight-complex="normal"/>
    </style:style>
    <style:style style:name="T6" style:family="text">
      <style:text-properties fo:font-variant="normal" fo:text-transform="none" fo:color="#000000" style:font-name="Liberation Serif" fo:font-size="10.5pt" fo:letter-spacing="normal" fo:font-style="normal" fo:font-weight="normal" officeooo:rsid="00347d56" style:font-size-asian="9.14999961853027pt" style:font-weight-asian="normal" style:font-size-complex="10.5pt" style:font-weight-complex="normal"/>
    </style:style>
    <style:style style:name="T7" style:family="text">
      <style:text-properties fo:font-variant="normal" fo:text-transform="none" fo:color="#000000" style:font-name="Liberation Serif" fo:font-size="10.5pt" fo:letter-spacing="normal" fo:font-style="normal" fo:font-weight="normal" officeooo:rsid="006599c4" style:font-size-asian="9.14999961853027pt" style:font-weight-asian="normal" style:font-size-complex="10.5pt" style:font-weight-complex="normal"/>
    </style:style>
    <style:style style:name="T8" style:family="text">
      <style:text-properties fo:font-variant="normal" fo:text-transform="none" fo:color="#000000" style:font-name="Liberation Serif" fo:font-size="10.5pt" fo:letter-spacing="normal" fo:font-style="normal" fo:font-weight="normal" officeooo:rsid="0074516a" style:font-size-asian="9.14999961853027pt" style:font-weight-asian="normal" style:font-size-complex="10.5pt" style:font-weight-complex="normal"/>
    </style:style>
    <style:style style:name="T9" style:family="text">
      <style:text-properties fo:font-variant="normal" fo:text-transform="none" fo:color="#000000" style:font-name="Liberation Serif" fo:font-size="10.5pt" fo:letter-spacing="normal" fo:font-style="normal" fo:font-weight="normal" officeooo:rsid="007c885c" style:font-size-asian="9.14999961853027pt" style:font-weight-asian="normal" style:font-size-complex="10.5pt" style:font-weight-complex="normal"/>
    </style:style>
    <style:style style:name="T10" style:family="text">
      <style:text-properties fo:font-variant="normal" fo:text-transform="none" fo:color="#000000" style:font-name="Liberation Serif" fo:font-size="10.5pt" fo:letter-spacing="normal" fo:font-style="normal" fo:font-weight="normal" officeooo:rsid="007d8a72" style:font-size-asian="9.14999961853027pt" style:font-weight-asian="normal" style:font-size-complex="10.5pt" style:font-weight-complex="normal"/>
    </style:style>
    <style:style style:name="T11" style:family="text">
      <style:text-properties fo:font-variant="normal" fo:text-transform="none" fo:color="#000000" style:font-name="Liberation Serif" fo:font-size="10.5pt" fo:letter-spacing="normal" fo:font-style="normal" fo:font-weight="normal" officeooo:rsid="007ed20b" style:font-size-asian="9.14999961853027pt" style:font-weight-asian="normal" style:font-size-complex="10.5pt" style:font-weight-complex="normal"/>
    </style:style>
    <style:style style:name="T12" style:family="text">
      <style:text-properties fo:font-variant="normal" fo:text-transform="none" fo:color="#000000" style:font-name="Liberation Serif" fo:font-size="10.5pt" fo:letter-spacing="normal" fo:font-style="normal" fo:font-weight="normal" officeooo:rsid="008236d9" style:font-size-asian="9.14999961853027pt" style:font-weight-asian="normal" style:font-size-complex="10.5pt" style:font-weight-complex="normal"/>
    </style:style>
    <style:style style:name="T13" style:family="text">
      <style:text-properties fo:font-variant="normal" fo:text-transform="none" fo:color="#000000" style:font-name="Liberation Serif" fo:font-size="10.5pt" fo:letter-spacing="normal" fo:font-style="normal" fo:font-weight="normal" officeooo:rsid="0092e182" style:font-size-asian="9.14999961853027pt" style:font-weight-asian="normal" style:font-size-complex="10.5pt" style:font-weight-complex="normal"/>
    </style:style>
    <style:style style:name="T14" style:family="text">
      <style:text-properties fo:font-variant="normal" fo:text-transform="none" fo:color="#000000" style:font-name="Liberation Serif" fo:font-size="10.5pt" fo:letter-spacing="normal" fo:font-style="normal" fo:font-weight="normal" officeooo:rsid="007e1141" style:font-size-asian="9.14999961853027pt" style:font-weight-asian="normal" style:font-size-complex="10.5pt" style:font-weight-complex="normal"/>
    </style:style>
    <style:style style:name="T15" style:family="text">
      <style:text-properties fo:font-variant="normal" fo:text-transform="none" fo:color="#000000" style:font-name="Liberation Serif" fo:font-size="10.5pt" fo:letter-spacing="normal" fo:font-style="normal" fo:font-weight="normal" officeooo:rsid="009ce3b1" style:font-size-asian="9.14999961853027pt" style:font-weight-asian="normal" style:font-size-complex="10.5pt" style:font-weight-complex="normal"/>
    </style:style>
    <style:style style:name="T16" style:family="text">
      <style:text-properties fo:font-variant="normal" fo:text-transform="none" fo:color="#000000" style:font-name="Liberation Serif" fo:font-size="10.5pt" fo:letter-spacing="normal" fo:font-style="normal" fo:font-weight="normal" officeooo:rsid="009e886a" style:font-size-asian="9.14999961853027pt" style:font-weight-asian="normal" style:font-size-complex="10.5pt" style:font-weight-complex="normal"/>
    </style:style>
    <style:style style:name="T17" style:family="text">
      <style:text-properties fo:font-variant="normal" fo:text-transform="none" fo:color="#000000" style:font-name="Liberation Serif" fo:font-size="10.5pt" fo:letter-spacing="normal" fo:font-style="normal" fo:font-weight="bold" style:font-size-asian="9.14999961853027pt" style:font-weight-asian="bold" style:font-size-complex="10.5pt" style:font-weight-complex="bold"/>
    </style:style>
    <style:style style:name="T18" style:family="text">
      <style:text-properties fo:font-variant="normal" fo:text-transform="none" fo:color="#000000" style:font-name="Liberation Serif" fo:font-size="10.5pt" fo:letter-spacing="normal" fo:font-style="normal" fo:font-weight="bold" officeooo:rsid="0026962c" style:font-size-asian="9.14999961853027pt" style:font-weight-asian="bold" style:font-size-complex="10.5pt" style:font-weight-complex="bold"/>
    </style:style>
    <style:style style:name="T19" style:family="text">
      <style:text-properties fo:font-variant="normal" fo:text-transform="none" fo:color="#000000" style:font-name="Liberation Serif" fo:font-size="10.5pt" fo:letter-spacing="normal" fo:font-style="normal" fo:font-weight="bold" officeooo:rsid="007e824b" style:font-size-asian="9.14999961853027pt" style:font-weight-asian="bold" style:font-size-complex="10.5pt" style:font-weight-complex="bold"/>
    </style:style>
    <style:style style:name="T20" style:family="text">
      <style:text-properties fo:font-variant="normal" fo:text-transform="none" fo:color="#000000" style:font-name="Liberation Serif" fo:font-size="10.5pt" fo:letter-spacing="normal" fo:font-style="normal" fo:font-weight="bold" officeooo:rsid="007ed20b" style:font-size-asian="9.14999961853027pt" style:font-weight-asian="bold" style:font-size-complex="10.5pt" style:font-weight-complex="bold"/>
    </style:style>
    <style:style style:name="T21" style:family="text">
      <style:text-properties fo:font-variant="normal" fo:text-transform="none" fo:color="#000000" style:font-name="Liberation Serif" fo:font-size="10.5pt" fo:letter-spacing="normal" fo:font-style="normal" fo:font-weight="bold" officeooo:rsid="007d8a72" style:font-size-asian="9.14999961853027pt" style:font-weight-asian="bold" style:font-size-complex="10.5pt" style:font-weight-complex="bold"/>
    </style:style>
    <style:style style:name="T22" style:family="text">
      <style:text-properties fo:font-variant="normal" fo:text-transform="none" fo:color="#000000" style:font-name="Liberation Serif" fo:font-size="10.5pt" fo:letter-spacing="normal" fo:font-style="normal" fo:font-weight="bold" officeooo:rsid="0092e182" style:font-size-asian="9.14999961853027pt" style:font-weight-asian="bold" style:font-size-complex="10.5pt" style:font-weight-complex="bold"/>
    </style:style>
    <style:style style:name="T23" style:family="text">
      <style:text-properties loext:padding="0cm" loext:border="none"/>
    </style:style>
    <style:style style:name="T2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text:tab/><text:tab/>GIT</text:p>
      <text:h text:style-name="P1" text:outline-level="2"><text:span text:style-name="T1">1. </text:span>What is Git?</text:h>
      <text:list xml:id="list3920859786" text:style-name="List_20_1">
        <text:list-item>
          <text:p text:style-name="P20">Git is popular version control system.<text:tab/></text:p>
        </text:list-item>
        <text:list-item>
          <text:p text:style-name="P57"><text:span text:style-name="T3">I</text:span><text:span text:style-name="T2">nstalling Git </text:span></text:p>
          <text:list>
            <text:list-header>
              <text:p text:style-name="P57"><text:span text:style-name="T17">syntax :-</text:span><text:span text:style-name="T2"> sudo apt install git.</text:span></text:p>
            </text:list-header>
          </text:list>
        </text:list-item>
        <text:list-item>
          <text:p text:style-name="P58"><text:span text:style-name="T3">G</text:span><text:span text:style-name="T2">it version :- 2.25.1</text:span></text:p>
          <text:list>
            <text:list-header>
              <text:p text:style-name="P58"><text:span text:style-name="T18">syntax:- </text:span><text:span text:style-name="T5">git --version</text:span><text:span text:style-name="T2"> </text:span></text:p>
            </text:list-header>
          </text:list>
        </text:list-item>
        <text:list-item>
          <text:p text:style-name="P59"><text:span text:style-name="T3">U</text:span><text:span text:style-name="T2">sed for:-</text:span></text:p>
        </text:list-item>
      </text:list>
      <text:list xml:id="list3021016465" text:style-name="Numbering_20_123">
        <text:list-item>
          <text:list>
            <text:list-item>
              <text:list>
                <text:list-item>
                  <text:p text:style-name="P21">Tracking code changes.</text:p>
                </text:list-item>
                <text:list-item>
                  <text:p text:style-name="P21">Tracking who made changes.</text:p>
                </text:list-item>
                <text:list-item>
                  <text:p text:style-name="P21">Coding collaboration.</text:p>
                </text:list-item>
              </text:list>
            </text:list-item>
          </text:list>
        </text:list-item>
      </text:list>
      <text:p text:style-name="P5">2. What does Git do?</text:p>
      <text:list xml:id="list123733510377706" text:continue-list="list3920859786" text:style-name="List_20_1">
        <text:list-item>
          <text:p text:style-name="P22">Manage projects with Repositories.</text:p>
        </text:list-item>
        <text:list-item>
          <text:p text:style-name="P22">Clone a project to work on a local copy.</text:p>
        </text:list-item>
        <text:list-item>
          <text:p text:style-name="P22">Control and track changes with staging and committing.</text:p>
        </text:list-item>
        <text:list-item>
          <text:p text:style-name="P22">Branch and merge to allow for work on different parts and versions of a project.</text:p>
        </text:list-item>
        <text:list-item>
          <text:p text:style-name="P23">Pull the latest version of the project to a local copy.</text:p>
        </text:list-item>
        <text:list-item>
          <text:p text:style-name="P24">Push local updates to main project.</text:p>
        </text:list-item>
      </text:list>
      <text:p text:style-name="P3">3. Working with Git</text:p>
      <text:list xml:id="list123732094755946" text:continue-numbering="true" text:style-name="List_20_1">
        <text:list-item>
          <text:p text:style-name="P17"><text:span text:style-name="T4">Initialize Git on a folder, making it a </text:span><text:span text:style-name="Strong_20_Emphasis"><text:span text:style-name="T4">Repository</text:span></text:span></text:p>
        </text:list-item>
        <text:list-item>
          <text:p text:style-name="P25">Git now creates a hidden folder to keep track of changes in that folder</text:p>
        </text:list-item>
        <text:list-item>
          <text:p text:style-name="P17"><text:span text:style-name="T2">When a file is changed, added or deleted, it is considered </text:span><text:span text:style-name="Strong_20_Emphasis"><text:span text:style-name="T2">modified</text:span></text:span></text:p>
        </text:list-item>
        <text:list-item>
          <text:p text:style-name="P17"><text:span text:style-name="T2">You select the modified files you want to </text:span><text:span text:style-name="Strong_20_Emphasis"><text:span text:style-name="T2">Stage</text:span></text:span></text:p>
        </text:list-item>
        <text:list-item>
          <text:p text:style-name="P17"><text:span text:style-name="T2">The </text:span><text:span text:style-name="Strong_20_Emphasis"><text:span text:style-name="T2">Staged</text:span></text:span><text:span text:style-name="T2"> files are </text:span><text:span text:style-name="Strong_20_Emphasis"><text:span text:style-name="T2">Committed</text:span></text:span><text:span text:style-name="T2">, which prompts Git to store a </text:span><text:span text:style-name="Strong_20_Emphasis"><text:span text:style-name="T2">permanent</text:span></text:span><text:span text:style-name="T2"> snapshot of the files</text:span></text:p>
        </text:list-item>
        <text:list-item>
          <text:p text:style-name="P25">Git allows you to see the full history of every commit.</text:p>
        </text:list-item>
        <text:list-item>
          <text:p text:style-name="P25">You can revert back to any previous commit.</text:p>
        </text:list-item>
        <text:list-item>
          <text:p text:style-name="P25">Git does not store a separate copy of every file in every commit, but keeps track of changes made in each commit!</text:p>
        </text:list-item>
      </text:list>
      <text:p text:style-name="P4">4. What is GitHub?</text:p>
      <text:list xml:id="list283865572" text:style-name="L1">
        <text:list-item>
          <text:p text:style-name="P71">Git is not the same as GitHub.</text:p>
        </text:list-item>
        <text:list-item>
          <text:p text:style-name="P71">GitHub makes tools that use Git.</text:p>
        </text:list-item>
        <text:list-item>
          <text:p text:style-name="P26">GitHub is the largest host of source code in the world, and has been owned by Microsoft since 2018.</text:p>
        </text:list-item>
      </text:list>
      <text:p text:style-name="P16"/>
      <text:p text:style-name="P16"/>
      <text:p text:style-name="P15"><text:soft-page-break/></text:p>
      <text:p text:style-name="P54">5. Installing Git :-</text:p>
      <text:list xml:id="list123732208337653" text:continue-list="list123732094755946" text:style-name="List_20_1">
        <text:list-item>
          <text:p text:style-name="P27">sudo apt install git-all</text:p>
        </text:list-item>
        <text:list-item>
          <text:p text:style-name="P60"><text:span text:style-name="T6">S</text:span><text:span text:style-name="T2">et up username and email.</text:span></text:p>
          <text:list>
            <text:list-header>
              <text:p text:style-name="P27">$ <text:span text:style-name="T23">git config</text:span> <text:span text:style-name="T23">--global</text:span> user.name <text:span text:style-name="T23">"yourusername"</text:span><text:line-break/>$ <text:span text:style-name="T23">git config</text:span> <text:span text:style-name="T23">--global</text:span> user.email <text:span text:style-name="T23">"</text:span><text:a xlink:type="simple" xlink:href="mailto:yourusername@example.com" text:style-name="Internet_20_link" text:visited-style-name="Visited_20_Internet_20_Link"><text:span text:style-name="T23">yourusername@example.com</text:span></text:a><text:span text:style-name="T23">"</text:span></text:p>
            </text:list-header>
          </text:list>
        </text:list-item>
        <text:list-item>
          <text:p text:style-name="P32">To check if the configuration have been set properly </text:p>
          <text:list>
            <text:list-header>
              <text:p text:style-name="P32">git config --list</text:p>
            </text:list-header>
          </text:list>
        </text:list-item>
      </text:list>
      <text:p text:style-name="P6">6. git init command</text:p>
      <text:list xml:id="list123732866411479" text:continue-numbering="true" text:style-name="List_20_1">
        <text:list-item>
          <text:p text:style-name="P28">You can tell Git to monitor this directory.</text:p>
        </text:list-item>
        <text:list-item>
          <text:p text:style-name="P29">It is used for create and initialized the git directory (repo) in our system.</text:p>
        </text:list-item>
        <text:list-item>
          <text:p text:style-name="P29">For initiazlization :- git init</text:p>
        </text:list-item>
        <text:list-item>
          <text:p text:style-name="P29">For createing new repo with initialization :- git init new</text:p>
        </text:list-item>
      </text:list>
      <text:p text:style-name="P7">7. git add command</text:p>
      <text:list xml:id="list123733777957609" text:continue-numbering="true" text:style-name="List_20_1">
        <text:list-item>
          <text:p text:style-name="P30">To make file tracked , we use add command.</text:p>
          <text:list>
            <text:list-header>
              <text:p text:style-name="P30">Syntax:- git add file_name <text:s text:c="2"/>or <text:s text:c="2"/>git add . <text:s text:c="3"/>(to add everything in the dir).</text:p>
            </text:list-header>
          </text:list>
        </text:list-item>
      </text:list>
      <text:p text:style-name="P8">8. git commit command</text:p>
      <text:list xml:id="list123732845182160" text:continue-numbering="true" text:style-name="List_20_1">
        <text:list-item>
          <text:p text:style-name="P31">So even though Git is tracking index.html, there isn’t anything in the Git repository about the file yet.</text:p>
        </text:list-item>
        <text:list-item>
          <text:p text:style-name="P33">Used for commit the chnages in current repo.</text:p>
          <text:list>
            <text:list-header>
              <text:p text:style-name="P34">git commit -m “comment which you want”</text:p>
            </text:list-header>
          </text:list>
        </text:list-item>
      </text:list>
      <text:p text:style-name="P9">9. <text:s/>git status</text:p>
      <text:list xml:id="list123733208016315" text:continue-numbering="true" text:style-name="List_20_1">
        <text:list-item>
          <text:p text:style-name="P35">shows the current condition of working directory</text:p>
          <text:p text:style-name="P35"><text:s/>syntax :- git status</text:p>
        </text:list-item>
      </text:list>
      <text:p text:style-name="P10">10. git log</text:p>
      <text:list xml:id="list123733051146297" text:continue-numbering="true" text:style-name="List_20_1">
        <text:list-item>
          <text:p text:style-name="P36">Log command shows the history.</text:p>
        </text:list-item>
        <text:list-item>
          <text:p text:style-name="P51">Provide messages commit in past , author , date and time.</text:p>
        </text:list-item>
        <text:list-item>
          <text:p text:style-name="P51">For only 5 comments :- git log -n 5</text:p>
        </text:list-item>
        <text:list-item>
          <text:p text:style-name="P51">By date :- git log --since = yyyy-mm-dd</text:p>
        </text:list-item>
        <text:list-item>
          <text:p text:style-name="P51">Till the date :- git log --until = yyyy-mm-dd</text:p>
        </text:list-item>
        <text:list-item>
          <text:p text:style-name="P51">By author name :- git log author = “Sachin-beryl”</text:p>
        </text:list-item>
        <text:list-item>
          <text:p text:style-name="P51">Using messages specific words :- </text:p>
          <text:list>
            <text:list-item>
              <text:list>
                <text:list-header>
                  <text:p text:style-name="P51">git log --grep = “Init”</text:p>
                  <text:p text:style-name="P51">git log --grep = “Bugfix”</text:p>
                  <text:p text:style-name="P51">git log –grep = “github issue”</text:p>
                </text:list-header>
              </text:list>
            </text:list-item>
          </text:list>
        </text:list-item>
      </text:list>
      <text:p text:style-name="P11"><text:soft-page-break/>11. git rm command</text:p>
      <text:list xml:id="list123733853162179" text:continue-numbering="true" text:style-name="List_20_1">
        <text:list-item>
          <text:p text:style-name="P37">git rm “fle-name”</text:p>
        </text:list-item>
        <text:list-item>
          <text:p text:style-name="P38">git rm -r “file_name” <text:s/>(repo having sub-repo).</text:p>
          <text:list>
            <text:list-header>
              <text:p text:style-name="P39">Steps for remove repo</text:p>
              <text:p text:style-name="P39">1. git rm “file_name”</text:p>
              <text:p text:style-name="P39">2. git commit -m “comment”</text:p>
              <text:p text:style-name="P39">3. git push &lt;remote-name&gt; &lt;branch-name&gt;</text:p>
            </text:list-header>
          </text:list>
        </text:list-item>
        <text:list-item>
          <text:p text:style-name="P40">rm –cached (for delete from only online , not on system)</text:p>
        </text:list-item>
        <text:list-item>
          <text:p text:style-name="P40">rm –dry-run <text:s/>(remove not actually , we can see an output of the file)</text:p>
        </text:list-item>
      </text:list>
      <text:p text:style-name="P12">12. git pull</text:p>
      <text:list xml:id="list123734034329183" text:continue-numbering="true" text:style-name="List_20_1">
        <text:list-item>
          <text:p text:style-name="P41">Used to fetch and download content from a remote repository and immediately update the local repo to match that content.</text:p>
        </text:list-item>
        <text:list-item>
          <text:p text:style-name="P61"><text:span text:style-name="T2">Syntax :- git pull </text:span><text:span text:style-name="T7">&lt;remote&gt;</text:span></text:p>
          <text:list>
            <text:list-header>
              <text:p text:style-name="P62"><text:span text:style-name="T7">n</text:span><text:span text:style-name="T2">ote <text:s/>:- git pull contains git fetch &lt;remote&gt; and git merge origin/&lt;current-branch&gt;</text:span></text:p>
            </text:list-header>
          </text:list>
        </text:list-item>
      </text:list>
      <text:p text:style-name="P13">13. git push</text:p>
      <text:list xml:id="list123733104106066" text:continue-numbering="true" text:style-name="List_20_1">
        <text:list-item>
          <text:p text:style-name="P42">used to push all commits from local repo to online repository.</text:p>
          <text:p text:style-name="P63"><text:span text:style-name="T2">Syntax :- git push -u </text:span><text:span text:style-name="T8">origin main</text:span></text:p>
        </text:list-item>
      </text:list>
      <text:p text:style-name="P14">14. git remote add origin url:-</text:p>
      <text:list xml:id="list123732480771932" text:continue-numbering="true" text:style-name="List_20_1">
        <text:list-item>
          <text:p text:style-name="P53">first by SSH key</text:p>
          <text:list>
            <text:list-item>
              <text:list>
                <text:list-item>
                  <text:p text:style-name="P43">check for ssh key :- ls -l ~/.ssh/id_*.pub</text:p>
                </text:list-item>
                <text:list-item>
                  <text:p text:style-name="P64"><text:span text:style-name="T2">if not present then </text:span><text:span text:style-name="T17">generate new ssh key</text:span></text:p>
                  <text:list>
                    <text:list-header>
                      <text:p text:style-name="P43">ssh-keygen -t rsa -b 4096 -c “email_address”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43">or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44"><text:tab/> <text:s text:c="10"/>ssh -keygen</text:p>
      <text:list xml:id="list123732700176004" text:continue-numbering="true" text:style-name="List_20_1">
        <text:list-item>
          <text:list>
            <text:list-item>
              <text:list>
                <text:list-item>
                  <text:p text:style-name="P18"><text:span text:style-name="T10">Then go to location of </text:span><text:span text:style-name="T21">id_rsa.pub</text:span></text:p>
                  <text:list>
                    <text:list-header>
                      <text:p text:style-name="P45">eg :- Home/beryl/.ssh/id_rsa.pub</text:p>
                    </text:list-header>
                    <text:list-item>
                      <text:p text:style-name="P65"><text:span text:style-name="T9">c</text:span><text:span text:style-name="T2">opy the key from the file </text:span><text:span text:style-name="T17">(entire file)</text:span></text:p>
                    </text:list-item>
                    <text:list-item>
                      <text:p text:style-name="P45">then go to github profile setting -&gt; Access (ssh and gpg key) -&gt; click new ssh key -&gt; paste the key -&gt; press add ssh key.</text:p>
                    </text:list-item>
                    <text:list-item>
                      <text:p text:style-name="P46">Now go to file loaction which you want to upload on github, open terminal there. And executing below commands .</text:p>
                      <text:list>
                        <text:list-header>
                          <text:p text:style-name="P46">git init</text:p>
                          <text:p text:style-name="P46">git add file or folder_name</text:p>
                          <text:p text:style-name="P46">git commit -m “Comment”</text:p>
                          <text:p text:style-name="P46">git branch -M main</text:p>
                          <text:p text:style-name="P66"><text:soft-page-break/><text:span text:style-name="T2">git remote add origin </text:span><text:span text:style-name="T17">url </text:span><text:span text:style-name="T2"><text:s text:c="11"/></text:span><text:span text:style-name="T17">:- url-</text:span><text:span text:style-name="T22">&gt;</text:span><text:span text:style-name="T17">( </text:span><text:a xlink:type="simple" xlink:href="mailto:git@github.com" text:style-name="Internet_20_link" text:visited-style-name="Visited_20_Internet_20_Link"><text:span text:style-name="T19">git@github.</text:span></text:a><text:a xlink:type="simple" xlink:href="mailto:git@github.com" text:style-name="Internet_20_link" text:visited-style-name="Visited_20_Internet_20_Link">com</text:a><text:span text:style-name="T20">:Sachin-beryl/demo-for-ssh.git)</text:span></text:p>
                          <text:p text:style-name="P67"><text:span text:style-name="T11">g</text:span><text:span text:style-name="T2">it push -u origin main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6">By HTTPs :-</text:p>
          <text:list>
            <text:list-item>
              <text:list>
                <text:list-item>
                  <text:p text:style-name="P47">git init</text:p>
                  <text:p text:style-name="P47">git add file or folder_name</text:p>
                  <text:p text:style-name="P47">git commit -m “commant”</text:p>
                  <text:p text:style-name="P47">git branch -M main</text:p>
                  <text:p text:style-name="P19"><text:span text:style-name="T13">git remote add origin </text:span><text:span text:style-name="T22">url </text:span><text:span text:style-name="T13"><text:s text:c="5"/></text:span><text:span text:style-name="T22">:- url -&gt;(https://github.com/sachin-beryl/Training.git)</text:span></text:p>
                  <text:p text:style-name="P19"><text:span text:style-name="T13">git push -u origin main </text:span><text:span text:style-name="T12"><text:tab/></text:span></text:p>
                </text:list-item>
                <text:list-item>
                  <text:p text:style-name="P48">After executing above command enter username and password of github.</text:p>
                </text:list-item>
                <text:list-item>
                  <text:p text:style-name="P68"><text:span text:style-name="T14">I</text:span><text:span text:style-name="T17">f password not working then follow below steps:-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9"><text:span text:style-name="T2">Github profile setting -&gt; scroll down and click on developer setting -&gt; personal access tokens -&gt; tokens(classic) -&gt; </text:span><text:span text:style-name="T15">generate new token -&gt; generate new token (classic) -&gt; check all the boxes -&gt; click generate token.</text:span></text:p>
                            </text:list-item>
                            <text:list-item>
                              <text:p text:style-name="P70"><text:span text:style-name="T2">Copy the token </text:span><text:span text:style-name="T16">and save for laters uses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9">Now use the token as password .</text:p>
                </text:list-item>
              </text:list>
            </text:list-item>
          </text:list>
        </text:list-item>
      </text:list>
      <text:p text:style-name="P55">15 . To re-set remote url </text:p>
      <text:list xml:id="list123733903830154" text:continue-numbering="true" text:style-name="List_20_1">
        <text:list-item>
          <text:p text:style-name="P52">Copy the url from the github (http or ssh)</text:p>
        </text:list-item>
        <text:list-item>
          <text:p text:style-name="P52">syntax :- git remote set-url origin <text:span text:style-name="T24">url </text:span><text:s text:c="17"/>:- url -&gt; git@github.com:Sachin-beryl/Training.git</text:p>
        </text:list-item>
      </text:list>
      <text:p text:style-name="P5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>
      <style:text-properties fo:font-variant="normal" fo:text-transform="none" fo:color="#000000" style:font-name="Liberation Serif" fo:font-family="'Liberation Serif'" style:font-family-generic="roman" style:font-pitch="variable" fo:font-size="12pt" fo:letter-spacing="normal" fo:font-style="normal" fo:font-weight="bold" officeooo:rsid="00347d56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10:28:32.122311938</meta:creation-date>
    <dc:date>2023-01-31T12:37:31.425698662</dc:date>
    <meta:editing-duration>PT1H39M28S</meta:editing-duration>
    <meta:editing-cycles>45</meta:editing-cycles>
    <meta:generator>LibreOffice/6.4.7.2$Linux_X86_64 LibreOffice_project/40$Build-2</meta:generator>
    <meta:document-statistic meta:table-count="0" meta:image-count="0" meta:object-count="0" meta:page-count="4" meta:paragraph-count="112" meta:word-count="940" meta:character-count="4828" meta:non-whitespace-character-count="4032"/>
  </office:meta>
</office:document-meta>
</file>